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InvocationTests.invokeMethodWithoutCon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InvocationTests.testWidening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InvocationTests.testMethodOf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InvocationTests.testMethodThrowingException_SPR676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ethodInvocationTests.testVarargsInvocation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ytesService.handleBytes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Tests.testNonExisten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Tests.testVarargsOptional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Object.doit( doubl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ter.filter( List &lt; Method &gt; method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ummyMethodResolver.resolve( EvaluationContext context , Object targetObject , String name , List &lt; TypeDescriptor &gt; argument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Tests.testInvocationOnNullContex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ter.isAnnotated( Method 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thodInvocationTests.testMethodFiltering_SPR67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ethodInvocationTests.testMethodThrowingException_SPR6941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InvocationTests.testSimpleAccess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Tests.testVarargsInvocation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thodInvocationTests.testStr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InvocationTests.testAddingMethod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thodInvocationTests.testMethodThrowingException_SPR694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Object.doi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Tests.testArgumentConversion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InvocationTests.testVarargsInvocation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